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libri" style:font-name-complex="Calibri"/>
    </style:style>
    <style:style style:name="P3" style:family="paragraph" style:parent-style-name="Standard">
      <style:paragraph-properties fo:text-align="center" style:justify-single-word="false"/>
      <style:text-properties style:font-name="Calibri" style:font-name-complex="Calibri"/>
    </style:style>
    <style:style style:name="P4" style:family="paragraph" style:parent-style-name="Standard" style:master-page-name="Standard">
      <style:paragraph-properties fo:text-align="center" style:justify-single-word="false" style:page-number="auto"/>
      <style:text-properties style:font-name="Calibri" style:font-name-complex="Calibri"/>
    </style:style>
    <style:style style:name="P5" style:family="paragraph" style:parent-style-name="Listenabsatz" style:list-style-name="WW8Num7"/>
    <style:style style:name="P6" style:family="paragraph" style:parent-style-name="Listenabsatz">
      <style:text-properties fo:font-size="13pt" style:font-size-asian="13pt" style:font-name-complex="Arial" style:font-size-complex="13pt"/>
    </style:style>
    <style:style style:name="P7" style:family="paragraph" style:parent-style-name="Listenabsatz" style:list-style-name="WW8Num7">
      <style:text-properties fo:font-size="13pt" style:font-size-asian="13pt" style:font-name-complex="Arial" style:font-size-complex="13pt"/>
    </style:style>
    <style:style style:name="P8" style:family="paragraph" style:parent-style-name="Listenabsatz" style:list-style-name="WW8Num7">
      <style:text-properties fo:font-size="13pt" officeooo:rsid="00045e40" officeooo:paragraph-rsid="00045e40" style:font-size-asian="13pt" style:font-name-complex="Arial" style:font-size-complex="13pt"/>
    </style:style>
    <style:style style:name="P9" style:family="paragraph" style:parent-style-name="Listenabsatz" style:list-style-name="L1">
      <style:text-properties fo:font-size="13pt" officeooo:rsid="00045e40" officeooo:paragraph-rsid="00045e40" style:font-size-asian="13pt" style:font-name-complex="Arial" style:font-size-complex="13pt"/>
    </style:style>
    <style:style style:name="P10" style:family="paragraph" style:parent-style-name="Listenabsatz" style:list-style-name="WW8Num7">
      <style:text-properties fo:font-size="13pt" officeooo:rsid="0005ee76" officeooo:paragraph-rsid="0005ee76" style:font-size-asian="13pt" style:font-name-complex="Arial" style:font-size-complex="13pt"/>
    </style:style>
    <style:style style:name="P11" style:family="paragraph" style:parent-style-name="Listenabsatz" style:list-style-name="L2">
      <style:text-properties fo:font-size="13pt" officeooo:rsid="0005ee76" officeooo:paragraph-rsid="0005ee76" style:font-size-asian="13pt" style:font-name-complex="Arial" style:font-size-complex="13pt"/>
    </style:style>
    <style:style style:name="T1" style:family="text">
      <style:text-properties style:font-name="Calibri"/>
    </style:style>
    <style:style style:name="T2" style:family="text">
      <style:text-properties style:font-name="Calibri" style:font-name-complex="Calibri"/>
    </style:style>
    <style:style style:name="T3" style:family="text">
      <style:text-properties style:font-name="Calibri" fo:font-size="16pt" fo:font-weight="bold" style:font-size-asian="16pt" style:font-weight-asian="bold" style:font-name-complex="Calibri" style:font-size-complex="16pt"/>
    </style:style>
    <style:style style:name="T4" style:family="text">
      <style:text-properties style:font-name="Calibri" fo:font-weight="bold" style:font-weight-asian="bold" style:font-name-complex="Calibri"/>
    </style:style>
    <style:style style:name="T5" style:family="text">
      <style:text-properties fo:font-size="13pt" style:font-size-asian="13pt" style:font-name-complex="Arial" style:font-size-complex="13pt"/>
    </style:style>
    <style:style style:name="T6" style:family="text">
      <style:text-properties officeooo:rsid="00045e40"/>
    </style:style>
    <style:style style:name="T7" style:family="text">
      <style:text-properties style:text-underline-style="solid" style:text-underline-width="auto" style:text-underline-color="font-color" officeooo:rsid="00045e40"/>
    </style:style>
    <style:style style:name="T8" style:family="text">
      <style:text-properties fo:language="de" fo:country="DE" style:language-asian="zxx" style:country-asian="none" style:language-complex="zxx" style:country-complex="none"/>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09.16</text:p>
      <text:p text:style-name="P1"><text:span text:style-name="T3">Rückblick </text:span><text:span text:style-name="T4"><text:line-break/></text:span><text:span text:style-name="T2">TP</text:span></text:p>
      <text:p text:style-name="P1"><text:span text:style-name="T2">Klasse 4AT</text:span></text:p>
      <text:p text:style-name="P3"/>
      <text:p text:style-name="P3"/>
      <text:p text:style-name="P2">Name:</text:p>
      <text:p text:style-name="P2"/>
      <text:p text:style-name="P3"/>
      <text:p text:style-name="Standard"><text:span text:style-name="T2">Beantworte in eigenen Sätzen!</text:span></text:p>
      <text:p text:style-name="P2"/>
      <text:list xml:id="list683651567208378087" text:style-name="WW8Num7">
        <text:list-item>
          <text:p text:style-name="P7">Was ist ein Prozess?</text:p>
          <text:p text:style-name="P8">Ein programm welches läuft.</text:p>
        </text:list-item>
        <text:list-item>
          <text:p text:style-name="P7">Was ist ein Systemaufruf?</text:p>
          <text:p text:style-name="P8">Eine aktion die das Betriebssystem benötigt.</text:p>
        </text:list-item>
        <text:list-item>
          <text:p text:style-name="P7">Was ist ein Zombie?</text:p>
          <text:p text:style-name="P8">Ein Thread der eigentlich nichtmehr läuft <text:span text:style-name="T8">aber vom hauptprozess noch als laufend gesehen wird</text:span></text:p>
        </text:list-item>
        <text:list-item>
          <text:p text:style-name="P7">Was ist Interprozesskommunikation? Welche Arten davon kennst du?</text:p>
          <text:p text:style-name="P8">Interprozesskommunikation ist die Kommunikation zwischen den verschiedenen Prozessen und Threads. Sie funktioniert über:</text:p>
        </text:list-item>
      </text:list>
      <text:list xml:id="list3490113993592006706" text:style-name="L1">
        <text:list-item>
          <text:p text:style-name="P9">Pipes</text:p>
        </text:list-item>
        <text:list-item>
          <text:p text:style-name="P9">shared memory</text:p>
        </text:list-item>
        <text:list-item>
          <text:p text:style-name="P9">Fifo</text:p>
        </text:list-item>
        <text:list-item>
          <text:p text:style-name="P9">Signale</text:p>
        </text:list-item>
      </text:list>
      <text:list xml:id="list120455528070007" text:continue-list="list683651567208378087" text:style-name="WW8Num7">
        <text:list-item>
          <text:p text:style-name="P7">Was ist ein Thread?</text:p>
          <text:p text:style-name="P8">Ein thread ist ein eigenständiger prozess der parallel zum hauptprg welches ihn erstellt hat läuft und arbeitet.</text:p>
        </text:list-item>
        <text:list-item>
          <text:p text:style-name="P7">Was ist ein Mutex?</text:p>
        </text:list-item>
      </text:list>
      <text:p text:style-name="P6"><text:tab/><text:span text:style-name="T6">Eine mutex ist eine Synchronisationsmethode welche immer nur <text:tab/>einen Thread in eiinen kritischen bereich lässt.</text:span></text:p>
      <text:list xml:id="list120455032923452" text:continue-numbering="true" text:style-name="WW8Num7">
        <text:list-item>
          <text:p text:style-name="P7">Was ist ein Deadlock?</text:p>
          <text:p text:style-name="P8">Ein deadlock ist ein blockieren eines Prozesses.</text:p>
        </text:list-item>
        <text:list-item>
          <text:p text:style-name="P7">Welche Bedingungen müssen gegeben sein, damit es zu einem Deadlock kommen kann?</text:p>
          <text:p text:style-name="P8"/>
        </text:list-item>
        <text:list-item>
          <text:p text:style-name="P7">Erkläre das Problem der speisenden Philosophen!</text:p>
          <text:p text:style-name="P8">Das Problem der speisenden Philosophen bestand darin dass es 5 philosophen gibt und 5 essstäbchen. Ein philosoph kann nur 2 Dinge und zwar essen oder denken. Zu<text:span text:style-name="T9">m essen benötigt ein philosoph jedoch 2 stäbchen sodass maximal immer nur 2 gleichzeitig essen können. Nun muss man sie so snchronisieren dass jeder nur dann essen möchte wenn auch die nötigen ressourcen (stäbchen) vorhanden sind.</text:span></text:p>
        </text:list-item>
        <text:list-item>
          <text:p text:style-name="P7">Welche Möglichkeiten gibt es, Threads in Java zu erstellen?</text:p>
          <text:list>
            <text:list-header>
              <text:p text:style-name="P10">Executor mit Threadpool, new Thread();.</text:p>
            </text:list-header>
          </text:list>
        </text:list-item>
        <text:list-item>
          <text:p text:style-name="P7"><text:soft-page-break/>Was macht der Befehl „join()“ in C/Java?</text:p>
          <text:list>
            <text:list-header>
              <text:p text:style-name="P10">Join() wartet auf die beendigung eines Threads.</text:p>
            </text:list-header>
          </text:list>
        </text:list-item>
        <text:list-item>
          <text:p text:style-name="P7">Welche Folgen hat das Markieren einer Java-Methode mit dem Schlüsselwort „synchronized“?</text:p>
          <text:list>
            <text:list-header>
              <text:p text:style-name="P10">Es hat zur folge, dass immer nur ein Thread gleichzeitig auf die Methode zugreifen kann.</text:p>
            </text:list-header>
          </text:list>
        </text:list-item>
        <text:list-item>
          <text:p text:style-name="P7">Erkläre das Erzeuger/Verbraucher Problem!</text:p>
          <text:list>
            <text:list-header>
              <text:p text:style-name="P10">Beim erzeuger verbrauch Problem liegt die aufgabe darin, dass der verbraucher und der erzeuger gemeinsam arbeiten. Also der Verbraucher wartet bis etwas erzeugt wurde und der Erzeuger wartet bis etwas verbraucht wurde.</text:p>
            </text:list-header>
          </text:list>
        </text:list-item>
        <text:list-item>
          <text:p text:style-name="P7">Was bedeutet UML? Welche UML-Diagramme kennst du? Erkläre jeweils kurz was das Diagramm darstellt und aus welchen Elementen es besteht.</text:p>
          <text:list>
            <text:list-header>
              <text:p text:style-name="P10">UML bedeutet Unified Modifieing Language. Es gibt:</text:p>
            </text:list-header>
          </text:list>
        </text:list-item>
      </text:list>
      <text:list xml:id="list561381688004376323" text:style-name="L2">
        <text:list-item>
          <text:list>
            <text:list-item>
              <text:p text:style-name="P11">Klassendiagramme</text:p>
            </text:list-item>
            <text:list-item>
              <text:p text:style-name="P11">Use Case Diagramme</text:p>
            </text:list-item>
            <text:list-item>
              <text:p text:style-name="P11"/>
            </text:list-item>
          </text:list>
        </text:list-item>
      </text:list>
      <text:list xml:id="list120456185901038" text:continue-list="list120455032923452" text:style-name="WW8Num7">
        <text:list-item>
          <text:p text:style-name="P5"><text:span text:style-name="T5">Was versteht man unter „Design by contract“?</text:span></text:p>
        </text:list-item>
        <text:list-item>
          <text:p text:style-name="P7">Was ist ein Modul?</text:p>
        </text:list-item>
        <text:list-item>
          <text:p text:style-name="P7">Welche Vorgehensmodelle für die Softwareentwicklung kennst d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Lucida Sans Unicode" style:font-family-asian="'Lucida Sans Unicode'" style:font-family-generic-asian="swiss"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Überschrift"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style:style>
    <style:style style:name="Beschriftung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Verzeichnis"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Listenabsatz" style:family="paragraph" style:parent-style-name="Standard">
      <style:paragraph-properties fo:margin-left="0.5in" fo:margin-right="0in" fo:margin-top="0in" fo:margin-bottom="0.139in" loext:contextual-spacing="true" fo:line-height="115%" fo:orphans="2" fo:widows="2" fo:hyphenation-ladder-count="no-limit" fo:text-indent="0in" style:auto-text-indent="false"/>
      <style:text-properties style:font-name="Calibri" fo:font-family="Calibri" style:font-family-generic="swiss" style:font-pitch="variable" fo:font-size="11pt" style:letter-kerning="true" style:font-name-asian="PMingLiU" style:font-family-asian="PMingLiU, 新細明體" style:font-family-generic-asian="roman" style:font-pitch-asian="variable" style:font-size-asian="11pt" style:language-asian="zh" style:country-asian="TW"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Standard_20__28_Web_29_" style:display-name="Standard (Web)" style:family="paragraph" style:parent-style-name="Standard">
      <style:paragraph-properties fo:margin-top="0.0693in" fo:margin-bottom="0.0693in" loext:contextual-spacing="false" fo:orphans="2" fo:widows="2" fo:hyphenation-ladder-count="no-limit"/>
      <style:text-properties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de" fo:country="DE"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3pt" style:font-size-asian="13pt" style:font-name-complex="Arial" style:font-family-complex="Arial" style:font-family-generic-complex="swiss" style:font-pitch-complex="variable" style:font-size-complex="13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Absatz-Standardschriftart" style:family="text"/>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prechblasentext_20_Zchn" style:display-name="Sprechblasentext Zchn" style:family="text">
      <style:text-properties style:font-name="Tahoma" fo:font-family="Tahoma" style:font-family-generic="swiss" style:font-pitch="variable" fo:font-size="8pt" style:letter-kerning="true" style:font-name-asian="Lucida Sans Unicode" style:font-family-asian="'Lucida Sans Unicode'" style:font-family-generic-asian="swiss" style:font-pitch-asian="variable" style:font-size-asian="8pt" style:font-name-complex="Mangal" style:font-family-complex="Mangal" style:font-family-generic-complex="roman" style:font-pitch-complex="variable" style:font-size-complex="7pt" style:language-complex="hi" style:country-complex="IN"/>
    </style:style>
    <style:style style:name="HTML_20_Schreibmaschine" style:display-name="HTML Schreibmaschin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bullet text:level="2" text:style-name="WW8Num5z0"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5909in" fo:margin-left="0.7874in" fo:margin-right="0.5898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utschlechner</meta:initial-creator>
    <meta:creation-date>2015-10-13T16:18:00</meta:creation-date>
    <dc:date>2016-09-06T12:04:10.391798939</dc:date>
    <meta:print-date>2015-10-13T22:50:00</meta:print-date>
    <meta:editing-cycles>14</meta:editing-cycles>
    <meta:editing-duration>PT9M18S</meta:editing-duration>
    <meta:generator>LibreOffice/5.1.4.2$Linux_X86_64 LibreOffice_project/10m0$Build-2</meta:generator>
    <meta:document-statistic meta:table-count="0" meta:image-count="0" meta:object-count="0" meta:page-count="2" meta:paragraph-count="42" meta:word-count="366" meta:character-count="2363" meta:non-whitespace-character-count="2059"/>
  </office:meta>
</office:document-meta>
</file>